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0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2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0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2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1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5-1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4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3-0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2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4-01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3-12-0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3-11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3-10-2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3-10-1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3-09-1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3-08-1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3-07-03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3-06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3-06-0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3-05-1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7</text:p>
          </table:table-cell>
          <table:table-cell office:value-type="string" calcext:value-type="string">
            <text:p>CJDN at Minneapolis, Theodore Wirth Parkway Wells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68" meta:object-count="0"/>
    <meta:user-defined meta:name="AppVersion">3.0</meta:user-defined>
  </office:meta>
</office:document-meta>
</file>